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2e560" officeooo:paragraph-rsid="0013bb4e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Text_20_body">
      <style:text-properties officeooo:rsid="0013cbe8" officeooo:paragraph-rsid="0013cbe8"/>
    </style:style>
    <style:style style:name="P14" style:family="paragraph" style:parent-style-name="Heading_20_1">
      <style:text-properties officeooo:rsid="001596f6" officeooo:paragraph-rsid="001596f6"/>
    </style:style>
    <style:style style:name="P15" style:family="paragraph" style:parent-style-name="Heading_20_2">
      <style:text-properties officeooo:rsid="001596f6" officeooo:paragraph-rsid="001596f6"/>
    </style:style>
    <style:style style:name="P16" style:family="paragraph" style:parent-style-name="Text_20_body">
      <style:text-properties officeooo:rsid="001596f6" officeooo:paragraph-rsid="001596f6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8" style:family="paragraph" style:parent-style-name="Heading_20_2">
      <style:text-properties officeooo:paragraph-rsid="001596f6"/>
    </style:style>
    <style:style style:name="P19" style:family="paragraph" style:parent-style-name="Heading_20_2">
      <style:text-properties officeooo:paragraph-rsid="0015b9c2"/>
    </style:style>
    <style:style style:name="P20" style:family="paragraph" style:parent-style-name="Text_20_body">
      <style:text-properties officeooo:paragraph-rsid="0015b9c2"/>
    </style:style>
    <style:style style:name="P21" style:family="paragraph" style:parent-style-name="Text_20_body">
      <style:text-properties officeooo:rsid="001131e6" officeooo:paragraph-rsid="001131e6"/>
    </style:style>
    <style:style style:name="P22" style:family="paragraph" style:parent-style-name="Text_20_body">
      <style:text-properties style:font-name="Liberation Sans" officeooo:paragraph-rsid="0015b9c2"/>
    </style:style>
    <style:style style:name="P23" style:family="paragraph" style:parent-style-name="Text_20_body">
      <style:text-properties style:font-name="Liberation Sans" officeooo:rsid="002b069a" officeooo:paragraph-rsid="002b069a"/>
    </style:style>
    <style:style style:name="P24" style:family="paragraph" style:parent-style-name="Text_20_body">
      <style:text-properties style:font-name="Liberation Sans" officeooo:paragraph-rsid="002b069a"/>
    </style:style>
    <style:style style:name="P25" style:family="paragraph" style:parent-style-name="Text_20_body">
      <style:text-properties officeooo:rsid="00171a09" officeooo:paragraph-rsid="00171a09"/>
    </style:style>
    <style:style style:name="P26" style:family="paragraph" style:parent-style-name="Text_20_body">
      <style:text-properties officeooo:rsid="0018d777" officeooo:paragraph-rsid="0018d777"/>
    </style:style>
    <style:style style:name="P27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8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1" style:family="paragraph" style:parent-style-name="Text_20_body">
      <style:text-properties officeooo:rsid="002fc83a" officeooo:paragraph-rsid="002fc83a"/>
    </style:style>
    <style:style style:name="P32" style:family="paragraph" style:parent-style-name="Heading_20_2">
      <style:text-properties officeooo:rsid="0013bb4e" officeooo:paragraph-rsid="003292d1"/>
    </style:style>
    <style:style style:name="P33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34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1a0e9"/>
    </style:style>
    <style:style style:name="P35" style:family="paragraph" style:parent-style-name="Text_20_body">
      <style:text-properties officeooo:rsid="002fc83a" officeooo:paragraph-rsid="002fc83a"/>
    </style:style>
    <style:style style:name="P36" style:family="paragraph" style:parent-style-name="Text_20_body">
      <style:text-properties officeooo:rsid="003292d1" officeooo:paragraph-rsid="003292d1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31e6"/>
    </style:style>
    <style:style style:name="T5" style:family="text">
      <style:text-properties officeooo:rsid="0013cbe8"/>
    </style:style>
    <style:style style:name="T6" style:family="text">
      <style:text-properties officeooo:rsid="001596f6"/>
    </style:style>
    <style:style style:name="T7" style:family="text">
      <style:text-properties fo:color="#000000" loext:opacity="100%" fo:background-color="#ffffff" loext:char-shading-value="0"/>
    </style:style>
    <style:style style:name="T8" style:family="text">
      <style:text-properties fo:color="#000000" loext:opacity="100%" officeooo:rsid="0015b9c2" fo:background-color="#ffffff" loext:char-shading-value="0"/>
    </style:style>
    <style:style style:name="T9" style:family="text">
      <style:text-properties officeooo:rsid="0015b9c2"/>
    </style:style>
    <style:style style:name="T10" style:family="text">
      <style:text-properties officeooo:rsid="00171a09"/>
    </style:style>
    <style:style style:name="T11" style:family="text">
      <style:text-properties officeooo:rsid="0018d777"/>
    </style:style>
    <style:style style:name="T12" style:family="text">
      <style:text-properties officeooo:rsid="0019bf3d"/>
    </style:style>
    <style:style style:name="T13" style:family="text">
      <style:text-properties officeooo:rsid="001a104f"/>
    </style:style>
    <style:style style:name="T14" style:family="text">
      <style:text-properties officeooo:rsid="0023fcd4"/>
    </style:style>
    <style:style style:name="T15" style:family="text">
      <style:text-properties officeooo:rsid="00273c8c"/>
    </style:style>
    <style:style style:name="T16" style:family="text">
      <style:text-properties officeooo:rsid="00280d9b"/>
    </style:style>
    <style:style style:name="T17" style:family="text">
      <style:text-properties officeooo:rsid="00291910"/>
    </style:style>
    <style:style style:name="T18" style:family="text">
      <style:text-properties officeooo:rsid="002b069a"/>
    </style:style>
    <style:style style:name="T19" style:family="text">
      <style:text-properties officeooo:rsid="002b477a"/>
    </style:style>
    <style:style style:name="T20" style:family="text">
      <style:text-properties officeooo:rsid="002c7141"/>
    </style:style>
    <style:style style:name="T21" style:family="text">
      <style:text-properties officeooo:rsid="002dcc02"/>
    </style:style>
    <style:style style:name="T22" style:family="text">
      <style:text-properties officeooo:rsid="0031a0e9"/>
    </style:style>
    <style:style style:name="T23" style:family="text">
      <style:text-properties officeooo:rsid="003292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2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19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4">Gawk has a “-i” option which is like “-f” except each imported file is only imported once. The current awkpy implementation is to treat it exactly like “-f”. This should be fully implemented as a high priority.</text:p>
      <text:p text:style-name="P7">@include <text:span text:style-name="T19">(gawk extension) unplanned. </text:span><text:span text:style-name="T20">Would require major changes to the lexer.</text:span></text:p>
      <text:p text:style-name="P29">@namespace<text:span text:style-name="T1"> </text:span><text:span text:style-name="T19">(gawk extension) unplanned </text:span>but looks very interesting. <text:span text:style-name="T20">Would require some changes to the lexer and quite likely the symbol table, these could be done with one eye on @include in case it is later implemented.</text:span></text:p>
      <text:p text:style-name="P30">@import (possible awkpy extension) Gawk allows ex<text:span text:style-name="T21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2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7">nawk &amp; gawk but not POSIX allow “func” as an alias of “function”. It would be a 1 line change in the parser, I’m considering if I want to do it</text:p>
      <text:p text:style-name="P17">The POSIX standard says </text:p>
      <text:p text:style-name="P5">“Either the pattern or the action (including the enclosing brace characters) can be omitted.</text:p>
      <text:p text:style-name="P5"><text:soft-page-break/>A missing pattern shall match any record of input, and a missing action shall be equivalent to:</text:p>
      <text:p text:style-name="P5">{ print }”</text:p>
      <text:p text:style-name="P17">Omitted patterns are fully implemented. Omitted action is planned, but medium <text:span text:style-name="T9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5"><text:span text:style-name="T3">delete</text:span>: not implemented: medium priority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9"><text:span text:style-name="T3">for</text:span>(init<text:span text:style-name="T4">ialiser</text:span>, condition, incr) statement (nawk) fully implemented</text:p>
      <text:p text:style-name="P10"><text:span text:style-name="T3">print</text:span> (to stdout) <text:span text:style-name="T2"><text:s/>(nawk) implemented, </text:span>may not have all edge case</text:p>
      <text:p text:style-name="P13">other I/O not implemented yet. Priority of each case needs t obe determined.</text:p>
      <text:p text:style-name="P12">Expressions</text:p>
      <text:p text:style-name="P25">Most unary &amp; binary operators are recognised and passed straight through to Python, ev<text:span text:style-name="T14">e</text:span>n though in a couple of cases the priority of the operators is different in the two languages.</text:p>
      <text:p text:style-name="P25">++,-- are recognised &amp; implemented through subroutines</text:p>
      <text:p text:style-name="P25">Indirect function calls (Gawk extension) not yet implemented <text:span text:style-name="T11">but look interesting.</text:span></text:p>
      <text:p text:style-name="P31">Gawk optionally includes arbitrary-precision math libraries. Python ones such as mpmath or the standard decimal are available. Check t osee how much work would be required to interface one.</text:p>
      <text:p text:style-name="P32"><text:span text:style-name="T23">Lexer</text:span></text:p>
      <text:p text:style-name="P36">As the first stage of compilation, the source programs are broken up into a series of tokens (names, strings, operators, etc.) by a routine known as the lexer. The current one is very bad &amp; I doubt it correctly handles any but the simplest of patterns (/.../). It needs replacing, either a total rewrite or modify the parser available in the Python library. The rewrite would enable us to support namespaces and @include files.</text:p>
      <text:p text:style-name="P32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1">input from stdin<text:span text:style-name="T2"> (nawk) fully implemented</text:span></text:p>
      <text:p text:style-name="P16"><text:soft-page-break/>NB: POSIX spec says “The standard input shall be used only if no file operands are specified, or if a file operand is '-', or if a progfile option-argument is '-'” The first two parts of this are implemented, the option-argument is planned, priority medium</text:p>
      <text:p text:style-name="P16"><text:span text:style-name="T4">-</text:span><text:span text:style-name="T5">v var=value (nawk) </text:span><text:span text:style-name="T18">implemented for scalars. Need to research how it affects arrays</text:span></text:p>
      <text:p text:style-name="P31">var=value variable-assignment arguments (since early awk) implemented. </text:p>
      <text:p text:style-name="P21">-F <text:span text:style-name="T6">x, planned low or medium priority (equivalent to -v FS=x)</text:span></text:p>
      <text:p text:style-name="P14">Environment Variables</text:p>
      <text:p text:style-name="P16"><text:span text:style-name="T18">ENVIRON </text:span>Not implemented. <text:span text:style-name="T18">Medium</text:span> priority.</text:p>
      <text:p text:style-name="P14">Built-in Functions</text:p>
      <text:p text:style-name="Heading_20_2">POSIX</text:p>
      <text:p text:style-name="P28">Implemented: <text:s/>atan2, cos, exp, int, length, rand, srand, sin, split, substr, sqrt, tolower, toupper</text:p>
      <text:p text:style-name="P28">Not Implemented: close, gsub, index, log, match, sprintf, sub, system. <text:span text:style-name="T16">All high priority.</text:span></text:p>
      <text:p text:style-name="P19">GAWK extensions</text:p>
      <text:p text:style-name="P20">systime(), strftime(format, timestamp<text:span text:style-name="T10">) unimplemented, </text:span><text:span text:style-name="T11">medium </text:span><text:span text:style-name="T10">priority. </text:span><text:span text:style-name="T15">Should be easy as python &amp; AWK have very similar functions; </text:span><text:span text:style-name="T17">in both cases, the local version of strftime seem to be thin wrappers over the standard C function</text:span></text:p>
      <text:p text:style-name="P20">mkbool(<text:span text:style-name="T11">) unimplemented. Priority uncertain</text:span></text:p>
      <text:p text:style-name="P26">asort, asorti. Unimplemented. Medium priority</text:p>
      <text:p text:style-name="P26">gensub. <text:span text:style-name="T12">Unimplemented, low priority</text:span></text:p>
      <text:p text:style-name="P26">patsplit, strtonum. <text:span text:style-name="T13">Unimplemented, uncertain</text:span></text:p>
      <text:p text:style-name="P26"/>
      <text:p text:style-name="P20"/>
      <text:p text:style-name="P14">Built-in Variables</text:p>
      <text:p text:style-name="P18">POSIX</text:p>
      <text:p text:style-name="P22"><text:span text:style-name="T8">Implemented: </text:span><text:span text:style-name="T7">ARGC, </text:span>ARGV, FILENAME, FNR, FS, NF, NR, OFS <text:s/></text:p>
      <text:p text:style-name="P24"><text:span text:style-name="T9">Not Implemented (priority medium-high) </text:span><text:span text:style-name="T18">ARGIND, </text:span>CONVFMT, ERRNO, ENVIRON, FILENAME, OFMT, ORS, RLENGTH, RS, RSTART, SUBSEP,SYMTAB</text:p>
      <text:p text:style-name="P23">Not implemented, priority (medium-low )FUNCTAB</text:p>
      <text:p text:style-name="P23">PROCINFO Not implemented, will probably be implemented in stages</text:p>
      <text:p text:style-name="P15"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meta:editing-cycles>31</meta:editing-cycles>
    <meta:creation-date>2008-08-22T11:41:04</meta:creation-date>
    <dc:date>2022-09-16T19:20:56.618389416</dc:date>
    <meta:editing-duration>PT9H25M19S</meta:editing-duration>
    <meta:document-statistic meta:table-count="0" meta:image-count="0" meta:object-count="0" meta:page-count="3" meta:paragraph-count="71" meta:word-count="827" meta:character-count="5405" meta:non-whitespace-character-count="4643"/>
  </office:meta>
</office:document-meta>
</file>